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Adobe 仿宋 Std R" svg:font-family="'Adobe 仿宋 Std R'" style:font-pitch="variable"/>
    <style:font-face style:name="Adobe 宋体 Std L" svg:font-family="'Adobe 宋体 Std L'" style:font-pitch="variable"/>
    <style:font-face style:name="Adobe 黑体 Std R" svg:font-family="'Adobe 黑体 Std R'" style:font-pitch="variable"/>
    <style:font-face style:name="宋体" svg:font-family="宋体" style:font-pitch="variable"/>
    <style:font-face style:name="文泉驿微米黑" svg:font-family="文泉驿微米黑"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宋体1" svg:font-family="宋体" style:font-family-generic="system" style:font-pitch="variable"/>
  </office:font-face-decls>
  <office:automatic-styles>
    <style:style style:name="P1" style:family="paragraph" style:parent-style-name="Standard">
      <style:paragraph-properties fo:margin-left="0in" fo:margin-right="0in" style:line-height-at-least="0.2083in" fo:text-align="center" style:justify-single-word="false" fo:orphans="2" fo:widows="2" fo:text-indent="0in" style:auto-text-indent="false"/>
      <style:text-properties fo:font-variant="normal" fo:text-transform="none" fo:color="#464646" fo:font-size="20pt" fo:letter-spacing="normal" style:font-name-asian="Adobe 黑体 Std R" style:font-size-asian="20pt" style:font-style-asian="normal" style:font-weight-asian="normal" style:font-size-complex="20pt"/>
    </style:style>
    <style:style style:name="P2" style:family="paragraph" style:parent-style-name="Standard">
      <style:paragraph-properties fo:margin-left="0in" fo:margin-right="0in" style:line-height-at-least="0.2083in" fo:text-align="center" style:justify-single-word="false" fo:orphans="2" fo:widows="2" fo:text-indent="0in" style:auto-text-indent="false"/>
      <style:text-properties fo:font-variant="normal" fo:text-transform="none" fo:color="#464646" fo:font-size="11pt" fo:letter-spacing="normal" style:font-name-asian="Adobe 黑体 Std R" style:font-size-asian="11pt" style:font-style-asian="normal" style:font-weight-asian="normal" style:font-size-complex="11pt"/>
    </style:style>
    <style:style style:name="P3"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宋体" fo:letter-spacing="normal" style:font-name-asian="宋体" style:font-size-asian="9.75pt" style:font-style-asian="normal" style:font-weight-asian="normal"/>
    </style:style>
    <style:style style:name="P4"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Times New Roman" fo:letter-spacing="normal" fo:font-weight="normal" officeooo:paragraph-rsid="0028937c" style:font-name-asian="Times New Roman" style:font-size-asian="9.75pt" style:font-style-asian="normal" style:font-weight-asian="normal" style:font-weight-complex="normal"/>
    </style:style>
    <style:style style:name="P5"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letter-spacing="normal" fo:font-weight="normal" officeooo:paragraph-rsid="0029222b" style:font-name-asian="Adobe 宋体 Std L" style:font-size-asian="9.75pt" style:font-style-asian="normal" style:font-weight-asian="normal" style:font-weight-complex="normal"/>
    </style:style>
    <style:style style:name="P6"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letter-spacing="normal" fo:font-weight="normal" officeooo:paragraph-rsid="002151d1" style:font-name-asian="Adobe 宋体 Std L" style:font-size-asian="9.75pt" style:font-style-asian="normal" style:font-weight-asian="normal" style:font-weight-complex="normal"/>
    </style:style>
    <style:style style:name="P7"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letter-spacing="normal" fo:font-weight="normal" officeooo:paragraph-rsid="001f52d8" style:font-name-asian="Adobe 宋体 Std L" style:font-size-asian="9.75pt" style:font-style-asian="normal" style:font-weight-asian="normal" style:font-weight-complex="normal"/>
    </style:style>
    <style:style style:name="P8"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letter-spacing="normal" fo:font-weight="normal" officeooo:paragraph-rsid="002320ee" style:font-name-asian="Adobe 宋体 Std L" style:font-size-asian="9.75pt" style:font-style-asian="normal" style:font-weight-asian="normal" style:font-weight-complex="normal"/>
    </style:style>
    <style:style style:name="P9"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letter-spacing="normal" fo:font-weight="normal" officeooo:paragraph-rsid="0022b2bc" style:font-name-asian="Adobe 宋体 Std L" style:font-size-asian="9.75pt" style:font-style-asian="normal" style:font-weight-asian="normal" style:font-weight-complex="normal"/>
    </style:style>
    <style:style style:name="P10"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letter-spacing="normal" style:font-name-asian="Adobe 宋体 Std L" style:font-size-asian="9.75pt" style:font-style-asian="normal" style:font-weight-asian="normal"/>
    </style:style>
    <style:style style:name="P11"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letter-spacing="normal" officeooo:paragraph-rsid="0029222b" style:font-name-asian="Adobe 宋体 Std L" style:font-size-asian="9.75pt" style:font-style-asian="normal" style:font-weight-asian="normal"/>
    </style:style>
    <style:style style:name="P12"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letter-spacing="normal" fo:font-weight="bold" officeooo:paragraph-rsid="001f52d8" style:font-name-asian="Adobe 宋体 Std L" style:font-size-asian="9.75pt" style:font-style-asian="normal" style:font-weight-asian="bold" style:font-weight-complex="bold"/>
    </style:style>
    <style:style style:name="P13"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letter-spacing="normal" fo:font-weight="bold" officeooo:paragraph-rsid="0022b2bc" style:font-name-asian="Adobe 宋体 Std L" style:font-size-asian="9.75pt" style:font-style-asian="normal" style:font-weight-asian="bold" style:font-weight-complex="bold"/>
    </style:style>
    <style:style style:name="P14"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font-size="9.69999980926514pt" fo:letter-spacing="normal" fo:font-weight="bold" officeooo:paragraph-rsid="001f52d8" style:font-name-asian="Adobe 宋体 Std L" style:font-size-asian="9.69999980926514pt" style:font-style-asian="normal" style:font-weight-asian="bold" style:font-size-complex="9.69999980926514pt" style:font-weight-complex="bold"/>
    </style:style>
    <style:style style:name="P15"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font-size="15pt" fo:letter-spacing="normal" fo:font-weight="normal" officeooo:paragraph-rsid="0022b2bc" style:font-name-asian="Adobe 宋体 Std L" style:font-size-asian="15pt" style:font-style-asian="normal" style:font-weight-asian="normal" style:font-size-complex="15pt" style:font-weight-complex="normal"/>
    </style:style>
    <style:style style:name="P16" style:family="paragraph" style:parent-style-name="Standard">
      <style:paragraph-properties fo:margin-left="0in" fo:margin-right="0in" style:line-height-at-least="0.2083in" fo:text-align="start" style:justify-single-word="false" fo:orphans="2" fo:widows="2" fo:text-indent="0in" style:auto-text-indent="false"/>
      <style:text-properties fo:font-variant="normal" fo:text-transform="none" fo:color="#464646" style:font-name="Adobe 宋体 Std L" fo:font-size="15pt" fo:letter-spacing="normal" fo:font-weight="normal" officeooo:paragraph-rsid="0028937c" style:font-name-asian="Adobe 宋体 Std L" style:font-size-asian="15pt" style:font-style-asian="normal" style:font-weight-asian="normal" style:font-size-complex="15pt" style:font-weight-complex="normal"/>
    </style:style>
    <style:style style:name="T1" style:family="text">
      <style:text-properties officeooo:rsid="0028937c"/>
    </style:style>
    <style:style style:name="T2" style:family="text">
      <style:text-properties fo:color="#009933" fo:font-size="12pt" fo:font-style="normal" officeooo:rsid="0028937c"/>
    </style:style>
    <style:style style:name="T3" style:family="text">
      <style:text-properties officeooo:rsid="0028937c" style:font-weight-asian="bold"/>
    </style:style>
    <style:style style:name="T4" style:family="text">
      <style:text-properties fo:font-weight="bold" style:font-weight-asian="bold" style:font-weight-complex="bold"/>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style:font-name-asian="Adobe 仿宋 Std R"/>
    </style:style>
    <style:style style:name="T8" style:family="text">
      <style:text-properties style:font-name-asian="Adobe 宋体 Std 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大学生心理问题研究</text:p>
      <text:p text:style-name="P2">罗翔宇</text:p>
      <text:p text:style-name="P2">1200012779</text:p>
      <text:p text:style-name="P3"/>
      <text:p text:style-name="P5"><text:span text:style-name="T5">摘要：</text:span></text:p>
      <text:p text:style-name="P11">本文讨论了在大学生中比较普遍存在的三种心理问题，分析其产生原因，并提出了一些解决的建议</text:p>
      <text:p text:style-name="P10"/>
      <text:p text:style-name="P14">储物柜心理：</text:p>
      <text:p text:style-name="P6"><text:s text:c="4"/>因为这个东西我曾经消沉低迷了很久很久，后来仔细想了好长时间才明白了这种心理的来龙去脉。这是我自己生搬硬造的一个词汇，不过它确实可以描述一些在大学生中普遍存在的心理问题，那现在就让我解释一下什么叫做储物柜心理。</text:p>
      <text:p text:style-name="P6"><text:s text:c="4"/>我们经常会去打扫房间，清干净地板，收拾整理干净杂乱的书桌，不过，“彻底打扫”“彻底整理干净”这些事情只有决心的话往往是不够的，比如桌子上的各种书本和杂志，如果细细地分类摆放则需要占用我们大量的时间和精力，而天生惰性的我们往往不会去这么做，但是出于【整理干净】这种的意愿，我们还是会去收拾，这时候就有一种比较简单粗暴的方法——打开一个柜子（这就是我们所说的储物柜）——把所有的书本和乱七八糟的不明物体全部都塞进去——关上柜子的盖子——完成！这个时候，房间显得异常得干净，不过只有你自己才知道那个柜子里全部充满了混沌。</text:p>
      <text:p text:style-name="P7"><text:s text:c="4"/>终有一天你会陷入一种，很严重的低落与不爽，那就是很久之后你不小心打开那个柜子，或者是不得不去整理柜子里的那些物品的时候，之前贪图方便而丢尽柜子里的东西会瞬间充满你的大脑。</text:p>
      <text:p text:style-name="P7"><text:s text:c="4"/>而当下的很多同学都有这种心理。比如说，面对一大堆各种各样的作业，某同学为了贪图一时的轻松愉快而不认真做甚至全部扔到一边，这样日积月累下来，终有一天他会面对一大摊自己都看不懂的题目。</text:p>
      <text:p text:style-name="P7"><text:s text:c="4"/>其实储物柜心理也是一个很著名的哲学问题的体现，即：一个你看不到的物体是否存在。这个唯心主义派和唯物主义派争吵了几千年的问题，对于我们来说似乎只有一个答案，就是把所有的作业扔到脑后弃之不理是没有任何作用的。这也很好地解释了为什么那么多的大学生沉迷于网游。比如某些课的难度比较大，然后某人没有选择努力学习，而选择了消极应对的态度，结果日积月累下来，会发现课上全是听不懂的东西，学习也没有用了，只能去打游戏。这并不是游戏有多么的好玩，只是除了游戏之外，不知道还可以去做什么。</text:p>
      <text:p text:style-name="P7"><text:s text:c="4"/>其实“储物柜心理”并不可怕，想要解决还是非常简单的，就是强迫自己完成一些比较难的作业或者项目，决不消极应对。因为一旦稍微消极一丁点，储物柜心理就会想滚雪球一样地越滚越大，直至撑破自己心理能够忍受的极限，而后果也不必多说了。</text:p>
      <text:p text:style-name="P7"><text:s text:c="4"/>根据和周围同学的接触，发现在北大信科来说，有这种心理的人还是很少的，可能是因为大家来北大之前都是最优秀的学生，所以身上有着敢于挑战一切困难的品质，而这种品质完全可以将储物柜心理拒之门外。</text:p>
      <text:p text:style-name="P7"><text:soft-page-break/></text:p>
      <text:p text:style-name="P12">五月病</text:p>
      <text:p text:style-name="P8"><text:s text:c="4"/>五月病是得名于日本的一种心理疾病。</text:p>
      <text:p text:style-name="P8"><text:s text:c="4"/>日本大学的开学时间在四月份，在日本许许多多的学生经过艰苦不懈的努力，挤过高考的独木桥，在四月份新学期新开始迈入自己梦寐以求的大学校园后，没过多久就失去了奋斗的目标，找不到自己的人生价值而变得精神沮丧萎靡不振，由于这种症状多发于大学开学后的五月份，所以称之为五月病。</text:p>
      <text:p text:style-name="P9"><text:s text:c="4"/>五月病最主要的症状有一下几个方面。心理上基本上表现为情绪低落，无论做什么都提不起精神，对未来感到悲观绝望，找不到人生的价值。思维上联想过程收到抑制，反应迟钝，有时甚至会出现记忆力减退等症状。</text:p>
      <text:p text:style-name="P9"><text:s text:c="4"/>而五月病在中国的大学也是很常见的现象。有人曾说过：“上大学前，前面是一片漆黑，只有高考那一盏灯在亮着，所以你只能往那里走，而上了大学，四周突然全亮了，结果你反而不知道往哪里走了。”对于身边的很多同学，也有着这样的状况。</text:p>
      <text:p text:style-name="P9"><text:s text:c="4"/>而这种心理出现的根源是对自己的人生没有很好的规划，不知道自己以后要做什么。或者专业的选择是被调剂的，不是自己真正喜欢的专业，所以自然也提不起兴趣。</text:p>
      <text:p text:style-name="P9"><text:s text:c="4"/>根据产生的原因，很自然的就可以得到解决的方法。首先最重要的就是对自己的未来有一个清晰的规划，这个实现起来可能比较困难，所以不妨多花一点时间，和老师，父母，周围的同学多多交流一下，听取一下各方面的意见，再树立一个比较长远的目标。这样，你就可以为之奋斗，也就不会感到无所事事了。另一方面，也要努力去发掘自己感兴趣的事物，因为兴趣才是坚持做一件事最大的动力，同时培养兴趣爱好也能派遣心中苦闷的心情。</text:p>
      <text:p text:style-name="P9"><text:s text:c="4"/>总之，五月病是在大学生新生中普遍存在的一种心理问题，如果有同学发现自己符合五月病的特征，千万不能小视，要尽快调整自己的心理，以更加积极的姿态来面对生活，实在不行可以尝试一下心理辅导。</text:p>
      <text:p text:style-name="P9"/>
      <text:p text:style-name="P13">新房子心理:</text:p>
      <text:p text:style-name="P9"><text:s text:c="4"/>这个也是我自己提出的一种心理，而且在大学生新生中有着更加普遍的存在。那什么是新房子心理呢？</text:p>
      <text:p text:style-name="P9"><text:s text:c="4"/>假如一个人他的前半生一直生活在农村，而居住的也是家里的小砖瓦房。后来处于某些原因，可能是子女的发达了，或者国家的惠农政策，总之他被赠与了一幢别墅，里面茶几衣柜等家具设施一应俱全，也有着电视电脑等娱乐设施，而且二楼还有一个大大的落地窗可一览风景，反正是人类最理想的住所。那么请问，他住在里面会感到满足吗？</text:p>
      <text:p text:style-name="P9"><text:s text:c="4"/>答案是否定的，因为他已经在原来的房子里居住了很长很长的时间，已经习惯了那里的一草一木。以前醒来第一眼看到的都是沾满灰尘的天花板，现在却变成了流光溢彩的华丽的吊灯，以前门前有一些石板树木闲来无事的时候可以坐在树下与街坊邻居聊天，而现在却变成了宽阔的水泥路面。这显然是无法短时间内适应的。以前生活的一点一滴，比如脱落了油漆的墙壁，亦或是已经被磨得光滑的门槛，都可能是不适应现在生活的理由。</text:p>
      <text:p text:style-name="P9"><text:s text:c="4"/>于是可以看出，一旦一个人进入了一个新环境，无论这个新环境有多么的舒适，他都无可避免地会怀念过去，然后用很长的时间去忘掉过去，再花费更长的时间来适应这里。而在这段时间内的心理，就称之为【新房子心理】</text:p>
      <text:p text:style-name="P9"><text:soft-page-break/><text:s text:c="4"/>这种心理在大学新生里有着相当普遍的影响。每个人都或多或少的有这种心理，而这种心理的表现就是，常常感到孤单寂寞，沉迷在过去中不可自拔，在一些社交网站上疯狂的分享着高中相关的信息。这种心理导致的最直接的后果就是导致大学人际交往圈急剧缩小，试想一下，一个整天沉溺于旧时光的人那还有心情来与现在的同学社交呢，即使大学同学们人都非常不错。</text:p>
      <text:p text:style-name="P9"><text:s text:c="4"/>而克服这种心理目前我也没有想到什么比较好的方法。不过感觉比较可行的一种就是，在大学里寻找高中的旧同学，尝试加入他们的交际圈，因为身边有老同学，所以会大大提升安全感，从而可以敞开心扉地去社交，这个方法利用了新旧环境的交集——处在同一学校的高中同学，然后利用这个交集慢慢地从旧环境过渡到新环境。而对于学校里没有旧环境的同学，可以尝试先于室友熟络起来，因为身处同一间寝室，应该是相处时间最长的同学，与他们熟了之后，再慢慢地培养自己在新环境中的安全感，等安全感足够强了之后，自然而然地可以在新环境中建立很好的人际关系圈了。</text:p>
      <text:p text:style-name="P9"/>
      <text:p text:style-name="P15">结语：</text:p>
      <text:p text:style-name="P9"><text:s text:c="4"/>通过上文的分析，可以看出大学生新生心理问题的产生的最主要的原因还是由高中到大学生活突变的不适应。很多同学都是第一次离开家，独自在外生活，理所当然地会有无所适从的心理。不过有了心理问题也不要担心，可以尝试自己分析其产生原因，然后根据产生的根源来解决。解决心理问题千万不能心急，要慢慢地来，经常给自己一些积极的心理暗示，培养乐观向上的心态，如果实在不能解决可以尝试心理辅导，从而尽快地适应大学生活。</text:p>
      <text:p text:style-name="P9"/>
      <text:p text:style-name="P16"><text:span text:style-name="T1">参考资料：</text:span></text:p>
      <text:p text:style-name="P4"><text:span text:style-name="T2">ja.wikipedia.org/wiki/</text:span><text:span text:style-name="T3">五月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1" svg:font-family="'DejaVu Sans'" style:font-family-generic="swiss"/>
    <style:font-face style:name="Adobe 仿宋 Std R" svg:font-family="'Adobe 仿宋 Std R'" style:font-pitch="variable"/>
    <style:font-face style:name="Adobe 宋体 Std L" svg:font-family="'Adobe 宋体 Std L'" style:font-pitch="variable"/>
    <style:font-face style:name="Adobe 黑体 Std R" svg:font-family="'Adobe 黑体 Std R'" style:font-pitch="variable"/>
    <style:font-face style:name="宋体" svg:font-family="宋体" style:font-pitch="variable"/>
    <style:font-face style:name="文泉驿微米黑" svg:font-family="文泉驿微米黑"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宋体1"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1"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宋体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0:57:23</meta:creation-date>
    <dc:date>2012-12-05T14:06:35</dc:date>
    <meta:editing-duration>PT48M25S</meta:editing-duration>
    <meta:editing-cycles>7</meta:editing-cycles>
    <meta:generator>LibreOffice/3.6$Linux_x86 LibreOffice_project/360m1$Build-2</meta:generator>
    <meta:document-statistic meta:table-count="0" meta:image-count="0" meta:object-count="0" meta:page-count="3" meta:paragraph-count="32" meta:word-count="2871" meta:character-count="2991" meta:non-whitespace-character-count="2907"/>
  </office:meta>
</office:document-meta>
</file>